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5.821cm"/>
    </style:style>
    <style:style style:name="co5" style:family="table-column">
      <style:table-column-properties fo:break-before="auto" style:column-width="4.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rupo</text:p>
          </table:table-cell>
          <table:table-cell office:value-type="string">
            <text:p>Nombre</text:p>
          </table:table-cell>
          <table:table-cell office:value-type="string">
            <text:p>Versión</text:p>
          </table:table-cell>
          <table:table-cell office:value-type="string">
            <text:p>jar</text:p>
          </table:table-cell>
          <table:table-cell office:value-type="string">
            <text:p>deb</text:p>
          </table:table-cell>
          <table:table-cell office:value-type="string">
            <text:p>Licencia</text:p>
          </table:table-cell>
          <table:table-cell office:value-type="string">
            <text:p>Comentarios</text:p>
          </table:table-cell>
        </table:table-row>
        <table:table-row table:style-name="ro1">
          <table:table-cell office:value-type="string">
            <text:p>MySQ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SQL Connector</text:p>
          </table:table-cell>
          <table:table-cell office:value-type="string">
            <text:p>5.1.16</text:p>
          </table:table-cell>
          <table:table-cell office:value-type="string">
            <text:p>mysql-connector-java-5.1.16-bin.jar</text:p>
          </table:table-cell>
          <table:table-cell office:value-type="string">
            <text:p>libmysql-java</text:p>
          </table:table-cell>
          <table:table-cell office:value-type="string">
            <text:p>GPL2</text:p>
          </table:table-cell>
          <table:table-cell/>
        </table:table-row>
        <table:table-row table:style-name="ro1">
          <table:table-cell office:value-type="string">
            <text:p>Apache Commo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eanutils</text:p>
          </table:table-cell>
          <table:table-cell office:value-type="string">
            <text:p>1.8.3</text:p>
          </table:table-cell>
          <table:table-cell office:value-type="string">
            <text:p>commons-beanutils-1.8.3.jar</text:p>
          </table:table-cell>
          <table:table-cell office:value-type="string">
            <text:p>Libcommons-beanutils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Cli</text:p>
          </table:table-cell>
          <table:table-cell office:value-type="string">
            <text:p>1.2</text:p>
          </table:table-cell>
          <table:table-cell office:value-type="string">
            <text:p>commons-cli-1.2.jar</text:p>
          </table:table-cell>
          <table:table-cell office:value-type="string">
            <text:p>libcommons-cli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Codec</text:p>
          </table:table-cell>
          <table:table-cell office:value-type="string">
            <text:p>1.5</text:p>
          </table:table-cell>
          <table:table-cell office:value-type="string">
            <text:p>commons-codec-1.5.jar</text:p>
          </table:table-cell>
          <table:table-cell office:value-type="string">
            <text:p>libcommons-codec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Collections</text:p>
          </table:table-cell>
          <table:table-cell office:value-type="string">
            <text:p>3.2.1</text:p>
          </table:table-cell>
          <table:table-cell office:value-type="string">
            <text:p>commons-collections-3.2.1.jar</text:p>
          </table:table-cell>
          <table:table-cell office:value-type="string">
            <text:p>libcommons-collections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Digester</text:p>
          </table:table-cell>
          <table:table-cell office:value-type="string">
            <text:p>2.1</text:p>
          </table:table-cell>
          <table:table-cell office:value-type="string">
            <text:p>commons-digester-2.1.jar</text:p>
          </table:table-cell>
          <table:table-cell office:value-type="string">
            <text:p>libcommons-digester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Email</text:p>
          </table:table-cell>
          <table:table-cell office:value-type="string">
            <text:p>1.2</text:p>
          </table:table-cell>
          <table:table-cell office:value-type="string">
            <text:p>commons-email-1.2.jar</text:p>
          </table:table-cell>
          <table:table-cell/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IO</text:p>
          </table:table-cell>
          <table:table-cell office:value-type="string">
            <text:p>2.0.1</text:p>
          </table:table-cell>
          <table:table-cell office:value-type="string">
            <text:p>commons-io-2.0.1.jar</text:p>
          </table:table-cell>
          <table:table-cell office:value-type="string">
            <text:p>libcommons-io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Lang 3</text:p>
          </table:table-cell>
          <table:table-cell office:value-type="string">
            <text:p>3.0-beta</text:p>
          </table:table-cell>
          <table:table-cell office:value-type="string">
            <text:p>commons-lang3-3.0-beta.jar</text:p>
          </table:table-cell>
          <table:table-cell office:value-type="string">
            <text:p>libcommons-lang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Logging</text:p>
          </table:table-cell>
          <table:table-cell office:value-type="string">
            <text:p>1.1.1</text:p>
          </table:table-cell>
          <table:table-cell office:value-type="string">
            <text:p>commons-logging-1.1.1.jar</text:p>
          </table:table-cell>
          <table:table-cell office:value-type="string">
            <text:p>libcommons-logging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Validator</text:p>
          </table:table-cell>
          <table:table-cell office:value-type="string">
            <text:p>1.3.1</text:p>
          </table:table-cell>
          <table:table-cell office:value-type="string">
            <text:p>commons-validator-1.3.1.jar</text:p>
          </table:table-cell>
          <table:table-cell office:value-type="string">
            <text:p>libcommons-validator-java</text:p>
          </table:table-cell>
          <table:table-cell office:value-type="string">
            <text:p>Apache 2</text:p>
          </table:table-cell>
          <table:table-cell/>
        </table:table-row>
        <table:table-row table:style-name="ro1">
          <table:table-cell/>
          <table:table-cell office:value-type="string">
            <text:p>Jakarta ORO</text:p>
          </table:table-cell>
          <table:table-cell office:value-type="string">
            <text:p>2.0.8</text:p>
          </table:table-cell>
          <table:table-cell office:value-type="string">
            <text:p>jakarta-oro-2.0.8.jar</text:p>
          </table:table-cell>
          <table:table-cell office:value-type="string">
            <text:p>liboro-java</text:p>
          </table:table-cell>
          <table:table-cell office:value-type="string">
            <text:p>Apache 2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20:1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deko Informática</meta:initial-creator>
    <meta:creation-date>2011-07-05T20:03:43</meta:creation-date>
    <meta:generator>LibreOffice/3.3$Linux LibreOffice_project/330m19$Build-202</meta:generator>
    <dc:date>2011-07-05T20:17:26</dc:date>
    <dc:creator>Codeko Informática</dc:creator>
    <meta:editing-duration>PT13M44S</meta:editing-duration>
    <meta:editing-cycles>2</meta:editing-cycles>
    <meta:document-statistic meta:table-count="3" meta:cell-count="68" meta:object-count="0"/>
  </office:meta>
</office:document-meta>
</file>